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lMateen" fo:font-size="18p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2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3" style:family="paragraph" style:parent-style-name="Standard" style:list-style-name="L7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4" style:family="paragraph" style:parent-style-name="Standard" style:list-style-name="L8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3">
      <style:paragraph-properties fo:text-align="justify" style:justify-single-word="false"/>
    </style:style>
    <style:style style:name="P38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1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2" style:family="paragraph" style:parent-style-name="Standard" style:list-style-name="L6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 style:list-style-name="L7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3" style:family="text">
      <style:text-properties style:font-name="Nimbus Sans L"/>
    </style:style>
    <style:style style:name="T4" style:family="text">
      <style:text-properties style:font-name="Nimbus Sans L" fo:font-size="12pt" style:font-size-asian="12pt" style:font-size-complex="12pt"/>
    </style:style>
    <style:style style:name="T5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7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Nimbus Sans L" fo:font-size="12pt" style:font-size-asian="10.5pt" style:font-size-complex="12pt"/>
    </style:style>
    <style:style style:name="T10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Nimbus Sans L" fo:font-style="italic" style:font-style-asian="italic" style:font-style-complex="italic"/>
    </style:style>
    <style:style style:name="T14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10 Pitch" fo:font-size="10pt" style:font-size-asian="10pt" style:font-size-complex="10pt"/>
    </style:style>
    <style:style style:name="T17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10 Pitch" fo:font-size="10pt" style:font-size-asian="8.75pt" style:font-size-complex="10pt"/>
    </style:style>
    <style:style style:name="T19" style:family="text">
      <style:text-properties style:font-name="AlMateen" fo:font-weight="bol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size-asian="10.5pt" style:font-weight-asian="normal" style:font-weight-complex="normal"/>
    </style:style>
    <style:style style:name="T22" style:family="text">
      <style:text-properties style:font-name="Courier 10 Pitch"/>
    </style:style>
    <style:style style:name="T23" style:family="text">
      <style:text-properties style:font-name="Courier 10 Pitch" fo:font-size="13pt" style:font-size-asian="13pt" style:font-size-complex="13pt"/>
    </style:style>
    <style:style style:name="T24" style:family="text">
      <style:text-properties style:font-name="Courier 10 Pitch" fo:font-size="10pt" style:font-size-asian="10pt" style:font-size-complex="10pt"/>
    </style:style>
    <style:style style:name="T25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Tutorial para usuários Openbus C++</text:p>
      <text:p text:style-name="P1"><text:tab/></text:p>
      <text:p text:style-name="P2"><text:tab/><text:span text:style-name="T4">Este documento é destinado aos usuários desenvolvedores de aplicações C++ que <text:s/>desejam utilizar o </text:span><text:span text:style-name="T5">Openbus</text:span><text:span text:style-name="T4">. O processo de </text:span><text:span text:style-name="T5">deployment</text:span><text:span text:style-name="T4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9">Linguagem de programação C++.</text:p>
            </text:list-item>
            <text:list-item>
              <text:p text:style-name="P30">CORBA</text:p>
            </text:list-item>
            <text:list-item>
              <text:p text:style-name="P29">Conceitos básicos do <text:span text:style-name="T1">Openbus</text:span>.</text:p>
            </text:list-item>
          </text:list>
        </text:list-item>
      </text:list>
      <text:p text:style-name="P13"/>
      <text:list text:style-name="L2">
        <text:list-header>
          <text:p text:style-name="P35">1. Preparando o ambiente</text:p>
          <text:p text:style-name="P35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7"><text:span text:style-name="T4">Adicionar o plugin(</text:span><text:span text:style-name="Source_20_Text"><text:span text:style-name="T8">portable_interceptor</text:span></text:span><text:span text:style-name="Source_20_Text"><text:span text:style-name="T4">)</text:span></text:span><text:span text:style-name="T4"> responsável pela interceptação na lista </text:span><text:span text:style-name="T8">orb_plugins</text:span><text:span text:style-name="T4">.</text:span></text:p>
              <text:p text:style-name="P32">Ex.:</text:p>
              <text:p text:style-name="P38">orb_plugins = ["local_log_stream", "iiop_profile", "giop", "iiop", </text:p>
              <text:p text:style-name="P32"><text:span text:style-name="T16">"portable_interceptor"];</text:span> </text:p>
              <text:p text:style-name="P32"/>
            </text:list-item>
            <text:list-item>
              <text:p text:style-name="P32">O nome do interceptador cliente(<text:span text:style-name="T15">AccessControl</text:span>) <text:s/>deve constar na lista <text:span text:style-name="T15">client_binding_list</text:span>.</text:p>
              <text:p text:style-name="P32">Ex.: </text:p>
              <text:p text:style-name="P38">binding:client_binding_list = ["AccessControl+OTS+POA_Coloc", </text:p>
              <text:p text:style-name="P38">"AccessControl+POA_Coloc", "OTS+POA_Coloc", "POA_Coloc", "AccessControl </text:p>
              <text:p text:style-name="P38">+OTS+GIOP+IIOP", "AccessControl+GIOP+IIOP", "OTS+GIOP+IIOP", "GIOP </text:p>
              <text:p text:style-name="P38">+IIOP"];</text:p>
            </text:list-item>
          </text:list>
        </text:list-item>
      </text:list>
      <text:p text:style-name="P14"/>
      <text:list text:style-name="L3">
        <text:list-item text:start-value="1">
          <text:list>
            <text:list-item text:start-value="1">
              <text:p text:style-name="P32">O nome do interceptador servidor(<text:span text:style-name="T15">AccessControl</text:span>) deve constar na lista <text:span text:style-name="T15">server_binding_list</text:span>.</text:p>
              <text:p text:style-name="P32">Ex.: </text:p>
              <text:p text:style-name="P38">binding:server_binding_list = ["OTS+AccessControl", </text:p>
              <text:p text:style-name="P38">"AccessControl", "OTS", ""];</text:p>
            </text:list-item>
          </text:list>
        </text:list-item>
      </text:list>
      <text:p text:style-name="P3"><text:soft-page-break/></text:p>
      <text:list text:style-name="L4">
        <text:list-header>
          <text:p text:style-name="P36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40">Entrar no diretório <text:span text:style-name="T16">$OPENBUS_HOME/demo/hello/orbix63.</text:span></text:p>
        </text:list-item>
        <text:list-item>
          <text:p text:style-name="P40">Editar o arquivo <text:span text:style-name="T16">$OPENBUS_HOME/demo/hello/orbix63/democonfig</text:span> e configurar a localização do barramento.</text:p>
        </text:list-item>
        <text:list-item>
          <text:p text:style-name="P40">Executar o processo servidor: <text:span text:style-name="T16">./runserver</text:span></text:p>
          <text:p text:style-name="P40">A mensagem “<text:span text:style-name="T16">Serviço HELLO registrado no OpenBus...</text:span>” deve ser retornada.</text:p>
        </text:list-item>
        <text:list-item>
          <text:p text:style-name="P40">Executar o processo cliente: <text:span text:style-name="T16">./runclient</text:span></text:p>
          <text:p text:style-name="P40"><text:span text:style-name="T3">Após a execução do cliente, no terminal do processo servidor a seguinte mensagem deve ser retornada:</text:span><text:span text:style-name="T16"> “Servant diz: HELLO!”</text:span></text:p>
        </text:list-item>
      </text:list>
      <text:p text:style-name="P3"/>
      <text:p text:style-name="P3"><text:tab/><text:span text:style-name="T19">2. Desenvolvimento</text:span></text:p>
      <text:p text:style-name="P10"/>
      <text:p text:style-name="P9"><text:tab/>2.1. API</text:p>
      <text:p text:style-name="P3"/>
      <text:p text:style-name="P3"><text:tab/>A <text:span text:style-name="T20">API</text:span> é composta pelos módulos <text:span text:style-name="T1">openbus.h</text:span> e <text:span text:style-name="T1">RegistryService.h</text:span>.</text:p>
      <text:p text:style-name="P3"><text:tab/><text:tab/></text:p>
      <text:p text:style-name="P15"><text:tab/>Openbus::getInstance()</text:p>
      <text:p text:style-name="P3"><text:tab/></text:p>
      <text:p text:style-name="P3"><text:tab/>Fornece a instância que representa um determinado barramento.</text:p>
      <text:p text:style-name="P3"/>
      <text:p text:style-name="P15"><text:tab/>Openbus::init(</text:p>
      <text:p text:style-name="P15"><text:tab/> <text:s/>int argc,</text:p>
      <text:p text:style-name="P15"><text:tab/> <text:s/>char** argv)</text:p>
      <text:p text:style-name="P3"/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text:tab/>Openbus::init(</text:p>
      <text:p text:style-name="P15"><text:tab/> <text:s/>int argc,</text:p>
      <text:p text:style-name="P15"><text:tab/> <text:s/>char** argv,</text:p>
      <text:p text:style-name="P15"><text:tab/> <text:s/>char* host,</text:p>
      <text:p text:style-name="P15"><text:tab/> <text:s/>unsigned short port)</text:p>
      <text:p text:style-name="P3"><text:tab/></text:p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é fornecida através dos parâmetros host e port.</text:p>
      <text:p text:style-name="P3"/>
      <text:p text:style-name="P3"><text:tab/><text:span text:style-name="T17">bool</text:span><text:span text:style-name="T18"> </text:span><text:span text:style-name="T17">Openbus::isConnected()</text:span></text:p>
      <text:p text:style-name="P3"><text:tab/></text:p>
      <text:p text:style-name="P3"><text:tab/>Informa o estado de conexão com o barramento.</text:p>
      <text:p text:style-name="P3"/>
      <text:p text:style-name="P6"><text:tab/><text:span text:style-name="T17">static void Openbus::terminationHandlerCallback(long signalType)</text:span></text:p>
      <text:p text:style-name="P15"/>
      <text:p text:style-name="P6"><text:span text:style-name="T17"><text:tab/></text:span>“<text:span text:style-name="T1">Termination Handler</text:span>” disponível para a classe <text:span text:style-name="T1">IT_TerminationHandler</text:span>().</text:p>
      <text:p text:style-name="P6"><text:tab/>Este método desfaz a conexão para cada instância de barramento.</text:p>
      <text:p text:style-name="P6"><text:tab/>Vide <text:span text:style-name="T15">server.cpp</text:span> do demo <text:span text:style-name="T1">Hello</text:span>.</text:p>
      <text:p text:style-name="P3"><text:tab/></text:p>
      <text:p text:style-name="P3"><text:tab/><text:span text:style-name="T17">CORBA::ORB* Openbus::getORB()</text:span></text:p>
      <text:p text:style-name="P3"><text:tab/></text:p>
      <text:p text:style-name="P3"><text:span text:style-name="T17"><text:tab/></text:span><text:span text:style-name="T21">Retorna o </text:span><text:span text:style-name="T2">ORB</text:span><text:span text:style-name="T21"> utilizado.</text:span></text:p>
      <text:p text:style-name="P3"/>
      <text:p text:style-name="P3"><text:tab/><text:span text:style-name="T17">PortableServer::POA* getRootPOA();</text:span></text:p>
      <text:p text:style-name="P3"><text:tab/></text:p>
      <text:p text:style-name="P3"><text:tab/>Retorna o <text:span text:style-name="T1">RootPOA.</text:span></text:p>
      <text:p text:style-name="P3"/>
      <text:p text:style-name="P15"><text:tab/>scs::core::ComponentBuilder* Openbus::getComponentBuilder()</text:p>
      <text:p text:style-name="P3"/>
      <text:p text:style-name="P3"><text:tab/>Retorna a fábrica de componentes.</text:p>
      <text:p text:style-name="P3"/>
      <text:p text:style-name="P3"><text:tab/><text:span text:style-name="T17">Credential_var Openbus::getInterceptedCredential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15"><text:tab/>openbusidl::acs::IAccessControlService* Openbus::getAccessControlService()</text:p>
      <text:p text:style-name="P3"/>
      <text:p text:style-name="P3"><text:tab/>Retorna o serviço de acesso.</text:p>
      <text:p text:style-name="P3"/>
      <text:p text:style-name="P3"><text:tab/><text:span text:style-name="T17">services::RegistryService* getRegistryService(); </text:span></text:p>
      <text:p text:style-name="P3"/>
      <text:p text:style-name="P3"><text:tab/>Retorna o serviço de registro.</text:p>
      <text:p text:style-name="P3"><text:soft-page-break/></text:p>
      <text:p text:style-name="P3"><text:tab/><text:span text:style-name="T17">openbusidl::ss::RegistryService* getSessionService()</text:span></text:p>
      <text:p text:style-name="P15"><text:tab/><text:tab/>throw(NO_CONNECTED, NO_SESSION_SERVICE); </text:p>
      <text:p text:style-name="P3"/>
      <text:p text:style-name="P3"><text:tab/>Retorna o serviço de sessão.</text:p>
      <text:p text:style-name="P18">Se a tentativa for bem sucedida, uma instância que representa o serviço de sessão é retornada, caso contrário duas exceções podem ser lançadas:</text:p>
      <text:p text:style-name="P18"><text:tab/><text:span text:style-name="T15">NO_CONNECTED</text:span>: Não há uma conexão estabelecida com nenhum <text:tab/>barramento,</text:p>
      <text:p text:style-name="P18"><text:span text:style-name="T15"><text:tab/>NO_SESSION_SERVICE</text:span>: Não é possível obter, a nível de CORBA, o serviço <text:tab/>de sessão no barramento em uso.</text:p>
      <text:p text:style-name="P18"/>
      <text:p text:style-name="P3"><text:tab/><text:span text:style-name="T17">Credential* Openbus::getCredential()</text:span></text:p>
      <text:p text:style-name="P14"/>
      <text:p text:style-name="P3"><text:tab/>Retorna a credencial de identificação do usuário frente ao barramento.</text:p>
      <text:p text:style-name="P3"/>
      <text:p text:style-name="P15"><text:tab/>void setThreadCredential(Credential* credential)</text:p>
      <text:p text:style-name="P3"/>
      <text:p text:style-name="P3"><text:tab/>Define uma credencial a ser utilizada no lugar da credencial corrente.</text:p>
      <text:p text:style-name="P3"><text:tab/>Útil para fornecer uma credencial com o campo <text:span text:style-name="T1">delegate</text:span> preenchido.</text:p>
      <text:p text:style-name="P3"/>
      <text:p text:style-name="P3"><text:tab/><text:span text:style-name="T17">bool addLeaseExpiredCallback(LeaseExpiredCallback leaseExpiredCallback)</text:span></text:p>
      <text:p text:style-name="P3"/>
      <text:p text:style-name="P3"><text:tab/>Registra uma callback para a notificação de que o <text:span text:style-name="T1">lease</text:span> da credencial</text:p>
      <text:p text:style-name="P3"><text:tab/>de identificação do usuário expirou.</text:p>
      <text:p text:style-name="P3"/>
      <text:p text:style-name="P3"><text:tab/><text:span text:style-name="T17">bool removeLeaseExpiredCallback(LeaseExpiredCallback leaseExpiredCallback)</text:span></text:p>
      <text:p text:style-name="P3"><text:span text:style-name="T17"/></text:p>
      <text:p text:style-name="P5"><text:tab/>Remove uma callback previamente registrada para a notificação de <text:span text:style-name="T1">lease</text:span> expirado.</text:p>
      <text:p text:style-name="P5"/>
      <text:p text:style-name="P14"><text:span text:style-name="T8"><text:tab/></text:span><text:span text:style-name="T15">services::RegistryService* Openbus::connect(</text:span></text:p>
      <text:p text:style-name="P15"><text:s text:c="8"/>const char* user,</text:p>
      <text:p text:style-name="P15"><text:s text:c="8"/>const char* password)</text:p>
      <text:p text:style-name="P15"><text:s text:c="8"/>throw (CORBA::SystemException, LOGIN_FAILURE)</text:p>
      <text:p text:style-name="P3"/>
      <text:p text:style-name="P18">Realiza uma tentativa de conexão com o barramento. Se a tentativa for bem sucedida, uma instância que representa o serviço de registro é retornada, caso contrário duas exceções podem ser lançadas:</text:p>
      <text:p text:style-name="P18"><text:tab/><text:span text:style-name="T15">LOGIN_FAILURE</text:span>: O par nome de usuário e senha não foram validados.</text:p>
      <text:p text:style-name="P18"><text:tab/><text:span text:style-name="T15">CORBA::SystemException</text:span>: Alguma falha de comunicação com o <text:tab/>barramento ocorreu. Possíveis causas:</text:p>
      <text:p text:style-name="P18"><text:tab/></text:p>
      <text:list text:style-name="L6">
        <text:list-item>
          <text:p text:style-name="P41">Os valores que definem a localização do barramento(<text:span text:style-name="T1">host</text:span> e porta) estão incorretos.</text:p>
        </text:list-item>
        <text:list-item>
          <text:p text:style-name="P41">O mecanismo de interceptação não está sendo ativado. (rever o ítem 1)</text:p>
        </text:list-item>
      </text:list>
      <text:p text:style-name="P25"/>
      <text:p text:style-name="P25"><text:soft-page-break/></text:p>
      <text:p text:style-name="P23"><text:tab/>services::RegistryService* Openbus::connect(</text:p>
      <text:p text:style-name="P15"><text:s text:c="8"/>const char* entity,</text:p>
      <text:p text:style-name="P15"><text:s text:c="8"/>const char* privateKeyFilename,</text:p>
      <text:p text:style-name="P15"><text:s text:c="8"/>const char* ACSCertificateFilename)</text:p>
      <text:p text:style-name="P15"><text:s text:c="8"/>throw (CORBA::SystemException, LOGIN_FAILURE, SECURITY_EXCEPTION)</text:p>
      <text:p text:style-name="P15"/>
      <text:p text:style-name="P18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8"><text:tab/><text:span text:style-name="T15">LOGIN_FAILURE</text:span>: O par nome de usuário e senha não foram validados.</text:p>
      <text:p text:style-name="P18"><text:span text:style-name="T15"><text:tab/>CORBA::SystemException</text:span>: Alguma falha de comunicação com o <text:tab/>barramento ocorreu. Possíveis causas:</text:p>
      <text:list text:style-name="L6">
        <text:list-item text:start-value="1">
          <text:p text:style-name="P41">Os valores que definem a localização do barramento(<text:span text:style-name="T1">host</text:span> e porta) estão incorretos.</text:p>
        </text:list-item>
        <text:list-item>
          <text:p text:style-name="P41">O mecanismo de interceptação não está sendo ativado. (rever o ítem 1)</text:p>
        </text:list-item>
      </text:list>
      <text:p text:style-name="P25"/>
      <text:p text:style-name="P25"><text:tab/><text:tab/><text:span text:style-name="T15">SECURITY_EXCEPTION:</text:span> Falha na manipulação da chave privada da entidade <text:s text:c="5"/><text:tab/><text:tab/>, do certificado do ACS ou do certificado relativo a entidade.</text:p>
      <text:list text:style-name="L6">
        <text:list-header>
          <text:p text:style-name="P42"/>
        </text:list-header>
      </text:list>
      <text:p text:style-name="P15"><text:tab/>bool Openbus::disconnect()</text:p>
      <text:p text:style-name="P15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5"/>
      <text:p text:style-name="P15"><text:tab/>void Openbus::run()</text:p>
      <text:p text:style-name="P15"/>
      <text:p text:style-name="P16"><text:tab/><text:span text:style-name="T6">Loop</text:span><text:span text:style-name="T9"> que processa requisições remotas. Execução do </text:span><text:span text:style-name="T6">orb-&gt;run()</text:span><text:span text:style-name="T9">.</text:span></text:p>
      <text:p text:style-name="P15"/>
      <text:p text:style-name="P15"><text:tab/>void finish(bool force);</text:p>
      <text:p text:style-name="P15"/>
      <text:p text:style-name="P8"><text:tab/>Finaliza a execução do <text:span text:style-name="T1">ORB</text:span>.</text:p>
      <text:p text:style-name="P15"/>
      <text:p text:style-name="P15"><text:tab/>void services::RegistryService::Register(</text:p>
      <text:p text:style-name="P15"><text:tab/> <text:s/>ServiceOffer serviceOffer, </text:p>
      <text:p text:style-name="P15"><text:s text:c="8"/>char* registryId)</text:p>
      <text:p text:style-name="P15"/>
      <text:p text:style-name="P11"><text:span text:style-name="T3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3">registryId.</text:span></text:p>
      <text:p text:style-name="P5"/>
      <text:p text:style-name="P20"><text:s text:c="6"/><text:tab/>void services::RegistryService::unregister(char* registryId)</text:p>
      <text:p text:style-name="P20"/>
      <text:p text:style-name="P28"><text:span text:style-name="T4"><text:tab/></text:span><text:span text:style-name="T12">Remove uma oferta de serviço do barramento. Se a remoção ocorrer com sucesso, <text:tab/>o valor </text:span><text:span text:style-name="T7">true</text:span><text:span text:style-name="T12"> é retornado, caso contrário </text:span><text:span text:style-name="T7">false</text:span><text:span text:style-name="T11"> é retornado</text:span><text:span text:style-name="T12">.</text:span></text:p>
      <text:p text:style-name="P23"/>
      <text:p text:style-name="P23"/>
      <text:p text:style-name="P23"/>
      <text:p text:style-name="P23"><text:soft-page-break/><text:tab/></text:p>
      <text:p text:style-name="P20"><text:tab/><text:tab/>ServiceOfferList* services::RegistryService::find(FacetList facet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0">facetas discriminadas em</text:span><text:span text:style-name="T5"> facets</text:span><text:span text:style-name="T4">.</text:span></text:p>
      <text:p text:style-name="P26"/>
      <text:p text:style-name="P23"><text:tab/>ServiceOfferList* services::RegistryService::findByCriteria(</text:p>
      <text:p text:style-name="P23"><text:tab/><text:tab/>FacetList facets,</text:p>
      <text:p text:style-name="P23"><text:tab/><text:tab/>PropertyList propertie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0">as facetas discriminadas em </text:span><text:span text:style-name="T5">facets</text:span><text:span text:style-name="T10">, e,</text:span><text:span text:style-name="T5"> </text:span><text:span text:style-name="T10">que</text:span><text:span text:style-name="T4"> atendam aos critérios descritos no <text:tab/>parâmetro </text:span><text:span text:style-name="T5">criteria,</text:span><text:span text:style-name="T10"> que é uma lista de propriedades descrita através de </text:span><text:span text:style-name="T5">strings</text:span><text:span text:style-name="T10"> no <text:tab/>formato <text:s/>chave = {valor1, valor2, ..., valorN}.</text:span></text:p>
      <text:p text:style-name="P5"/>
      <text:p text:style-name="P5"/>
      <text:p text:style-name="P9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9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a instância que representa o barramento.</text:p>
      <text:p text:style-name="P3"/>
      <text:p text:style-name="P3"><text:tab/><text:tab/><text:span text:style-name="T16">openbus::Openbus* bus = Openbus::getInstance();</text:span></text:p>
      <text:list text:style-name="L7">
        <text:list-header>
          <text:p text:style-name="P33"/>
          <text:list>
            <text:list-item>
              <text:list>
                <text:list-header>
                  <text:p text:style-name="P44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14"><text:tab/><text:tab/>bus-&gt;init(argc, argv);</text:p>
      <text:p text:style-name="P14"/>
      <text:p text:style-name="P22"><text:s/><text:tab/><text:tab/>3. Efetuar uma autenticação no barramento através do certificado do serviço:</text:p>
      <text:p text:style-name="P3"/>
      <text:p text:style-name="P14"><text:tab/><text:tab/>services::RegistryService* registryService =</text:p>
      <text:p text:style-name="P14"><text:tab/><text:tab/><text:tab/>bus-&gt;connect(</text:p>
      <text:p text:style-name="P14"><text:tab/><text:tab/><text:tab/><text:tab/>“HelloService”, </text:p>
      <text:p text:style-name="P14"><text:tab/><text:tab/><text:tab/><text:tab/>“HelloService.key”,</text:p>
      <text:p text:style-name="P14"><text:tab/><text:tab/><text:tab/><text:tab/>“AccessControlService.crt”);</text:p>
      <text:p text:style-name="P14"/>
      <text:p text:style-name="P14"/>
      <text:p text:style-name="P14"><text:soft-page-break/></text:p>
      <text:list text:style-name="L8">
        <text:list-header>
          <text:p text:style-name="P34">Existem dois modos de autenticação frente ao barramento:</text:p>
        </text:list-header>
      </text:list>
      <text:p text:style-name="P3"/>
      <text:list text:style-name="L8" text:continue-numbering="true">
        <text:list-item>
          <text:list text:continue-numbering="true">
            <text:list-item>
              <text:p text:style-name="P34">Par usuário e senha.</text:p>
            </text:list-item>
            <text:list-item>
              <text:p text:style-name="P34">Certificado digital.</text:p>
            </text:list-item>
          </text:list>
        </text:list-item>
      </text:list>
      <text:p text:style-name="P3"/>
      <text:p text:style-name="P3"><text:tab/>O primeiro é destinado normalmente aos clientes que estão acessando o barramento a procura de um serviço, já o segundo é mais adequado ao processo servidor que estará registrando um determinado serviço no barramento.</text:p>
      <text:p text:style-name="P3"><text:tab/>O responsável pelo serviço deve encaminhar ao administrador do barramento o certificado do serviço, ou seja, um arquivo especial que contenha a chave pública do serviço, dentre outras informações pertinentes. O administrador deve fornecer o certificado do serviço de controle de acesso.</text:p>
      <text:p text:style-name="P3"/>
      <text:p text:style-name="P3"/>
      <text:p text:style-name="P3"/>
      <text:p text:style-name="P9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 SCS.</text:p>
      <text:p text:style-name="P3"/>
      <text:p text:style-name="P19">typedef sequence&lt;string&gt; PropertyValue;</text:p>
      <text:p text:style-name="P19">struct Property {</text:p>
      <text:p text:style-name="P19"><text:s text:c="4"/>string name;</text:p>
      <text:p text:style-name="P19"><text:s text:c="4"/>PropertyValue value;</text:p>
      <text:p text:style-name="P19">};</text:p>
      <text:p text:style-name="P18"/>
      <text:p text:style-name="P19">typedef sequence&lt;Property&gt; PropertyList;</text:p>
      <text:p text:style-name="P19"/>
      <text:p text:style-name="P19">struct <text:span text:style-name="T15">ServiceOffer</text:span> {</text:p>
      <text:p text:style-name="P19"><text:s text:c="4"/>PropertyList properties;</text:p>
      <text:p text:style-name="P19"><text:s text:c="4"/>scs::core::IComponent member;</text:p>
      <text:p text:style-name="P19">};</text:p>
      <text:p text:style-name="P18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3"/>
      <text:p text:style-name="P3"/>
      <text:p text:style-name="P3"/>
      <text:p text:style-name="P3"><text:soft-page-break/></text:p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/>
      <text:p text:style-name="P14"/>
      <text:p text:style-name="P3"><text:tab/>O serviço a ser registrado no barramento deve ser descrito através de uma oferta de serviço, que é representada pela estrutura <text:span text:style-name="T1">ServiceOffer. </text:span><text:span text:style-name="T20">Pendura-se nesta estrutura o serviço em si, que é representado através de um componente SCS, e, opcionalmente uma lista de propriedades referentes ao serviço.</text:span>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a classe de auxílio <text:span text:style-name="T1">PropertyListHelper</text:span><text:span text:style-name="T20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4"><text:s text:c="2"/>openbusidl::rs::PropertyList_var p = new openbusidl::rs::PropertyList(1);</text:p>
      <text:p text:style-name="P14"><text:s text:c="2"/>p-&gt;length(1);</text:p>
      <text:p text:style-name="P14"><text:s text:c="2"/>openbusidl::rs::Property_var property = new openbusidl::rs::Property;</text:p>
      <text:p text:style-name="P14"><text:s text:c="2"/>property-&gt;name = "description";</text:p>
      <text:p text:style-name="P14"><text:s text:c="2"/>openbusidl::rs::PropertyValue_var propertyValue = </text:p>
      <text:p text:style-name="P14"><text:s text:c="4"/>new openbusidl::rs::PropertyValue(1);</text:p>
      <text:p text:style-name="P14"><text:s text:c="2"/>propertyValue-&gt;length(1);</text:p>
      <text:p text:style-name="P14"><text:s text:c="2"/>propertyValue[0] = "Serviço IHello";</text:p>
      <text:p text:style-name="P14"><text:s text:c="2"/>property-&gt;value = propertyValue;</text:p>
      <text:p text:style-name="P14"><text:s text:c="2"/>p[0] = property;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"><text:tab/>Agora, se a classe de auxílio for utilizada, reduzimos este código para:</text:p>
      <text:p text:style-name="P14"/>
      <text:p text:style-name="P14"><text:s text:c="2"/>openbus::services::PropertyListHelper* PropertyListHelper =</text:p>
      <text:p text:style-name="P14"><text:s text:c="4"/>new openbus::services::PropertyListHelper();</text:p>
      <text:p text:style-name="P14"><text:s text:c="2"/>PropertyListHelper-&gt;add("description", "Serviço IHello");</text:p>
      <text:p text:style-name="P17"/>
      <text:p text:style-name="P14"><text:tab/></text:p>
      <text:p text:style-name="P14"><text:s text:c="2"/>openbusidl::rs::ServiceOffer serviceOffer;</text:p>
      <text:p text:style-name="P14"><text:s text:c="2"/>serviceOffer.properties = PropertyListHelper-&gt;getPropertyList();</text:p>
      <text:p text:style-name="P14"><text:s text:c="2"/>serviceOffer.member = Icomponent-&gt;_this();</text:p>
      <text:p text:style-name="P14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6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6">bus-&gt;run();</text:span></text:p>
      <text:p text:style-name="P3"/>
      <text:p text:style-name="P10"><text:tab/></text:p>
      <text:p text:style-name="P10"/>
      <text:p text:style-name="P10"/>
      <text:p text:style-name="P9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, com exceção de que o cliente se autentica através do mecanismo usuário e senha:</text:p>
      <text:p text:style-name="P21"/>
      <text:p text:style-name="P21"><text:tab/><text:tab/><text:tab/>services::RegistryService* registryService =</text:p>
      <text:p text:style-name="P14"><text:tab/><text:tab/><text:tab/>bus-&gt;connect(USER, PASSWORD);</text:p>
      <text:p text:style-name="P14"/>
      <text:p text:style-name="P3"><text:tab/>Após a conexão bem sucedida com o barramento, o próximo passo é obter o serviço desejado. Isso pode ser feito através de uma chamada ao método <text:span text:style-name="T14">services::RegistryService::find(),</text:span> que retorna uma lista de ofertas de serviço que implementam a faceta que o usuário desej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Busca do serviço:</text:p>
      <text:p text:style-name="P3"/>
      <text:p text:style-name="P14"><text:tab/>/* Define a lista de facetas que caracteriza o serviço implementa.</text:p>
      <text:p text:style-name="P14"><text:tab/>* <text:s/>O trabalho de criação da lista é facilitado pelo uso da classe </text:p>
      <text:p text:style-name="P14"><text:tab/>* <text:s/>FacetListHelper.</text:p>
      <text:p text:style-name="P14"><text:tab/>*/</text:p>
      <text:p text:style-name="P14"><text:tab/> <text:s/>openbus::services::FacetListHelper* facetListHelper = \</text:p>
      <text:p text:style-name="P14"><text:tab/> <text:s text:c="3"/>new openbus::services::FacetListHelper();</text:p>
      <text:p text:style-name="P14"><text:tab/> <text:s/>facetListHelper-&gt;add("IHello");</text:p>
      <text:p text:style-name="P14"/>
      <text:p text:style-name="P14"><text:tab/>/* Busca no barramento o serviço desejado.</text:p>
      <text:p text:style-name="P14"><text:tab/>* <text:s/>Uma lista de *ofertas de serviço* é retornada para o usuário.</text:p>
      <text:p text:style-name="P14"><text:tab/>* <text:s/>OBS.: Neste demo somente há uma oferta de serviço.</text:p>
      <text:p text:style-name="P14"><text:tab/>*/</text:p>
      <text:p text:style-name="P14"><text:tab/> <text:s/>openbus::services::ServiceOfferList_var serviceOfferList = \</text:p>
      <text:p text:style-name="P14"><text:tab/> <text:s text:c="3"/>registryService-&gt;find(facetListHelper-&gt;getFacetList());</text:p>
      <text:p text:style-name="P14"/>
      <text:p text:style-name="P14"><text:s text:c="2"/><text:tab/>CORBA::ULong idx = 0;</text:p>
      <text:p text:style-name="P14"><text:s text:c="2"/><text:tab/>openbus::services::ServiceOffer serviceOffer = serviceOfferList[idx];</text:p>
      <text:p text:style-name="P14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I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4"><text:tab/>scs::core::IComponent* component = serviceOffer.member;</text:p>
      <text:p text:style-name="P14"><text:tab/>CORBA::Object* obj = component-&gt;getFacet("IDL:demoidl/hello/IHello:1.0");</text:p>
      <text:p text:style-name="P14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14"><text:s text:c="2"/><text:tab/>demoidl::hello::IHello* hello = demoidl::hello::IHello::_narrow(obj);</text:p>
      <text:p text:style-name="P14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><text:tab/><text:span text:style-name="T15">2.2.4. Código servidor</text:span></text:p>
      <text:p text:style-name="P14"/>
      <text:p text:style-name="P14">/*</text:p>
      <text:p text:style-name="P14">** OpenBus Demo - Orbix 6.3</text:p>
      <text:p text:style-name="P14">** server.cpp</text:p>
      <text:p text:style-name="P14">*/</text:p>
      <text:p text:style-name="P14"/>
      <text:p text:style-name="P14">#include &lt;fstream&gt;</text:p>
      <text:p text:style-name="P14">#include &lt;iostream&gt;</text:p>
      <text:p text:style-name="P14">#include &lt;omg/orb.hh&gt;</text:p>
      <text:p text:style-name="P14">#include &lt;it_ts/thread.h&gt;</text:p>
      <text:p text:style-name="P14">#include &lt;it_ts/termination_handler.h&gt;</text:p>
      <text:p text:style-name="P14"/>
      <text:p text:style-name="P14">#include &lt;openbus.h&gt;</text:p>
      <text:p text:style-name="P14">#include &lt;ComponentBuilderOrbix.h&gt;</text:p>
      <text:p text:style-name="P14"/>
      <text:p text:style-name="P14">#include "stubs/helloS.hh"</text:p>
      <text:p text:style-name="P14"/>
      <text:p text:style-name="P14">using namespace std;</text:p>
      <text:p text:style-name="P14"/>
      <text:p text:style-name="P14">IT_USING_NAMESPACE_STD</text:p>
      <text:p text:style-name="P14"/>
      <text:p text:style-name="P14">openbus::Openbus* bus;</text:p>
      <text:p text:style-name="P14">openbus::services::RegistryService* registryService;</text:p>
      <text:p text:style-name="P14">char* registryId;</text:p>
      <text:p text:style-name="P14"/>
      <text:p text:style-name="P14">class HelloImpl : virtual public POA_demoidl::hello::IHello {</text:p>
      <text:p text:style-name="P14"><text:s text:c="2"/>private:</text:p>
      <text:p text:style-name="P14"><text:s text:c="4"/>scs::core::ComponentContext* componentContext;</text:p>
      <text:p text:style-name="P14"><text:s text:c="4"/>HelloImpl(scs::core::ComponentContext* componentContext) {</text:p>
      <text:p text:style-name="P14"><text:s text:c="6"/>this-&gt;componentContext = componentContext;</text:p>
      <text:p text:style-name="P14"><text:s text:c="4"/>}</text:p>
      <text:p text:style-name="P14"><text:s text:c="2"/>public:</text:p>
      <text:p text:style-name="P14"><text:s text:c="4"/>static void* instantiate(scs::core::ComponentContext* componentContext) {</text:p>
      <text:p text:style-name="P14"><text:s text:c="6"/>return (void*) new HelloImpl(componentContext);</text:p>
      <text:p text:style-name="P14"><text:s text:c="4"/>}</text:p>
      <text:p text:style-name="P14"><text:s text:c="4"/>static void destruct(void* obj) {</text:p>
      <text:p text:style-name="P14"><text:s text:c="6"/>delete (HelloImpl*) obj;</text:p>
      <text:p text:style-name="P14"><text:s text:c="4"/>}</text:p>
      <text:p text:style-name="P14"><text:s text:c="4"/>void sayHello() IT_THROW_DECL((CORBA::SystemException)) {</text:p>
      <text:p text:style-name="P14"><text:s text:c="6"/>cout &lt;&lt; endl &lt;&lt; "Servant diz: HELLO!" &lt;&lt; endl;</text:p>
      <text:p text:style-name="P14"><text:s text:c="6"/>openbus::Credential_var credential = bus-&gt;getInterceptedCredential();</text:p>
      <text:p text:style-name="P14"><text:s text:c="6"/>cout &lt;&lt; "Usuario OpenBus que fez a chamada: " &lt;&lt; credential-&gt;owner.in()</text:p>
      <text:p text:style-name="P14"><text:s text:c="8"/>&lt;&lt; endl;</text:p>
      <text:p text:style-name="P14"><text:s text:c="4"/>};</text:p>
      <text:p text:style-name="P14">};</text:p>
      <text:p text:style-name="P14"/>
      <text:p text:style-name="P14">static void myTerminationHandler(long signal) {</text:p>
      <text:p text:style-name="P14"><text:s text:c="2"/>registryService-&gt;unregister(registryId);</text:p>
      <text:p text:style-name="P14"><text:s text:c="2"/>openbus::Openbus::terminationHandlerCallback(signal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int main(int argc, char* argv[]) {</text:p>
      <text:p text:style-name="P14"><text:s text:c="2"/>IT_TerminationHandler termination_handler(myTerminationHandler)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 através de certificado. */</text:p>
      <text:p text:style-name="P14"><text:s text:c="2"/>try {</text:p>
      <text:p text:style-name="P14"><text:s text:c="4"/>registryService = bus-&gt;connect("HelloService", "HelloService.key",</text:p>
      <text:p text:style-name="P14"><text:s text:c="6"/>"AccessControlService.crt");</text:p>
      <text:p text:style-name="P14"><text:s text:c="2"/>} catch (CORBA::SystemException&amp; e) {</text:p>
      <text:p text:style-name="P14"><text:s text:c="4"/>cout &lt;&lt; "** Não foi possível se conectar ao barramento. **" &lt;&lt; endl \</text:p>
      <text:p text:style-name="P14"><text:s text:c="9"/>&lt;&lt; "* Falha na comunicaçã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ão foi possível se conectar ao barramento. **" &lt;&lt; endl \</text:p>
      <text:p text:style-name="P14"><text:s text:c="9"/>&lt;&lt; "* Par usuário/senha inválido. *" &lt;&lt; endl;</text:p>
      <text:p text:style-name="P14"><text:s text:c="4"/>exit(-1);</text:p>
      <text:p text:style-name="P14"><text:s text:c="2"/>} catch (openbus::SECURITY_EXCEPTION&amp; e) {</text:p>
      <text:p text:style-name="P14"><text:s text:c="4"/>cout &lt;&lt; e.what() &lt;&lt; endl;</text:p>
      <text:p text:style-name="P14"><text:s text:c="4"/>exit(-1);</text:p>
      <text:p text:style-name="P14"><text:s text:c="2"/>}</text:p>
      <text:p text:style-name="P14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><text:s text:c="2"/>openbus::services::PropertyListHelper* propertyListHelper = \</text:p>
      <text:p text:style-name="P14"><text:s text:c="4"/>new openbus::services::PropertyListHelper();</text:p>
      <text:p text:style-name="P14"/>
      <text:p text:style-name="P14">/* Criação de uma *oferta de serviço*. */</text:p>
      <text:p text:style-name="P14"><text:s text:c="2"/>openbus::services::ServiceOffer serviceOffer;</text:p>
      <text:p text:style-name="P14"><text:s text:c="2"/>serviceOffer.properties = propertyListHelper-&gt;getPropertyList();</text:p>
      <text:p text:style-name="P14"><text:s text:c="2"/>serviceOffer.member = componentContext-&gt;getIComponent();</text:p>
      <text:p text:style-name="P14">/* Registro do serviço no barramento. */</text:p>
      <text:p text:style-name="P14"><text:s text:c="2"/>registryService-&gt;Register(serviceOffer, registryId);</text:p>
      <text:p text:style-name="P14"><text:s text:c="2"/>cout &lt;&lt; "\n\nServiço HELLO registrado no OpenBus..." &lt;&lt; endl;</text:p>
      <text:p text:style-name="P14"/>
      <text:p text:style-name="P14"><text:soft-page-break/></text:p>
      <text:p text:style-name="P14"><text:s text:c="2"/>bus-&gt;run();</text:p>
      <text:p text:style-name="P14"/>
      <text:p text:style-name="P14"><text:s text:c="2"/>return 0;</text:p>
      <text:p text:style-name="P14">}</text:p>
      <text:p text:style-name="P10"/>
      <text:p text:style-name="P10"><text:tab/><text:span text:style-name="T15">2.2.5. Código cliente</text:span></text:p>
      <text:p text:style-name="P9"/>
      <text:p text:style-name="P14">/*</text:p>
      <text:p text:style-name="P14">** OpenBus Demo - Orbix 6.3</text:p>
      <text:p text:style-name="P14">** client.cpp</text:p>
      <text:p text:style-name="P14">*/</text:p>
      <text:p text:style-name="P14"/>
      <text:p text:style-name="P14">#include &lt;fstream&gt;</text:p>
      <text:p text:style-name="P14">#include &lt;iostream&gt;</text:p>
      <text:p text:style-name="P14"/>
      <text:p text:style-name="P14">#include "stubs/hello.hh"</text:p>
      <text:p text:style-name="P14">#include &lt;openbus.h&gt;</text:p>
      <text:p text:style-name="P14"/>
      <text:p text:style-name="P14">using namespace std;</text:p>
      <text:p text:style-name="P14"/>
      <text:p text:style-name="P14">int main(int argc, char* argv[]) {</text:p>
      <text:p text:style-name="P14"><text:s text:c="2"/>openbus::Openbus* bus;</text:p>
      <text:p text:style-name="P14"><text:s text:c="2"/>openbus::services::RegistryService* registryService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CORBA::SystemException&amp; e) {</text:p>
      <text:p text:style-name="P14"><text:s text:c="4"/>cout &lt;&lt; "** Nao foi possivel se conectar ao barramento. **" &lt;&lt; endl \</text:p>
      <text:p text:style-name="P14"><text:s text:c="9"/>&lt;&lt; "* Falha na comunicaca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ao foi possivel se conectar ao barramento. **" &lt;&lt; endl \</text:p>
      <text:p text:style-name="P14"><text:s text:c="9"/>&lt;&lt; "* Par usuario/senha inválido. *" &lt;&lt; endl;</text:p>
      <text:p text:style-name="P14"><text:s text:c="4"/>exit(-1);</text:p>
      <text:p text:style-name="P14"><text:s text:c="2"/>}</text:p>
      <text:p text:style-name="P14"/>
      <text:p text:style-name="P14">/* Define a lista de facetas que caracteriza o serviço implementa.</text:p>
      <text:p text:style-name="P14">* <text:s/>O trabalho de criação da lista é facilitado pelo uso da classe </text:p>
      <text:p text:style-name="P14">* <text:s/>FacetListHelper.</text:p>
      <text:p text:style-name="P14">*/</text:p>
      <text:p text:style-name="P14"><text:s text:c="2"/>openbus::services::FacetListHelper* facetListHelper = \</text:p>
      <text:p text:style-name="P14"><text:s text:c="4"/>new openbus::services::FacetListHelper();</text:p>
      <text:p text:style-name="P14"><text:s text:c="2"/>facetListHelper-&gt;add("IHello");</text:p>
      <text:p text:style-name="P14"/>
      <text:p text:style-name="P14">/* Busca no barramento o serviço desejado.</text:p>
      <text:p text:style-name="P14">* <text:s/>Uma lista de *ofertas de serviço* é retornada para o usuário.</text:p>
      <text:p text:style-name="P14">* <text:s/>OBS.: Neste demo somente há uma oferta de serviço.</text:p>
      <text:p text:style-name="P14">*/</text:p>
      <text:p text:style-name="P14"><text:s text:c="2"/>openbus::services::ServiceOfferList_var serviceOfferList = \</text:p>
      <text:p text:style-name="P14"><text:s text:c="4"/>registryService-&gt;find(facetListHelper-&gt;getFacetList());</text:p>
      <text:p text:style-name="P14"/>
      <text:p text:style-name="P14"><text:soft-page-break/></text:p>
      <text:p text:style-name="P14"><text:s text:c="2"/>CORBA::ULong idx = 0;</text:p>
      <text:p text:style-name="P14"><text:s text:c="2"/>openbus::services::ServiceOffer serviceOffer = serviceOfferList[idx];</text:p>
      <text:p text:style-name="P14"/>
      <text:p text:style-name="P14"/>
      <text:p text:style-name="P14"><text:s text:c="2"/>scs::core::IComponent* component = serviceOffer.member;</text:p>
      <text:p text:style-name="P14"><text:s text:c="2"/>CORBA::Object* obj = component-&gt;getFacet("IDL:demoidl/hello/IHello:1.0");</text:p>
      <text:p text:style-name="P14"><text:s text:c="2"/>demoidl::hello::IHello* hello = demoidl::hello::IHello::_narrow(obj);</text:p>
      <text:p text:style-name="P14"><text:s text:c="2"/>hello-&gt;sayHello();</text:p>
      <text:p text:style-name="P14"/>
      <text:p text:style-name="P14"><text:s text:c="2"/>bus-&gt;disconnect();</text:p>
      <text:p text:style-name="P14"/>
      <text:p text:style-name="P14"><text:s text:c="2"/>return 0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creator>Ricardo Cosme</dc:creator>
    <dc:date>2009-06-26T18:08:54</dc:date>
    <meta:editing-cycles>281</meta:editing-cycles>
    <meta:editing-duration>P1DT10H49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388" meta:word-count="2804" meta:character-count="21636"/>
  </office:meta>
</office:document-meta>
</file>